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1" svg:font-family="Georgia, Times, 'Times New Roman', serif"/>
    <style:font-face style:name="Lato" svg:font-family="Lato, HelveticaNeueBold, HelveticaNeue-Bold, 'Helvetica Neue Bold', HelveticaBold, Helvetica-Bold, 'Helvetica Bold', HelveticaNeue, 'Helvetica Neue', Helvetica, Arial, sans-serif"/>
    <style:font-face style:name="OpenSymbol" svg:font-family="OpenSymbol"/>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top="0in" fo:margin-bottom="0in" fo:line-height="100%"/>
      <style:text-properties style:font-name="Georgia" fo:font-size="12pt" style:font-size-asian="12pt" style:font-size-complex="12pt"/>
    </style:style>
    <style:style style:name="P2" style:family="paragraph" style:parent-style-name="Text_20_body">
      <style:paragraph-properties fo:margin-top="0in" fo:margin-bottom="0in" fo:line-height="100%"/>
    </style:style>
    <style:style style:name="P3" style:family="paragraph" style:parent-style-name="Text_20_body" style:list-style-name="L11">
      <style:paragraph-properties fo:margin-left="0in" fo:margin-right="0in" fo:margin-top="0in" fo:margin-bottom="0in" fo:orphans="2" fo:widows="2" fo:text-indent="0in" style:auto-text-indent="false" fo:padding="0in" fo:border="none"/>
    </style:style>
    <style:style style:name="P4" style:family="paragraph" style:parent-style-name="Text_20_body">
      <style:paragraph-properties fo:margin-left="0in" fo:margin-right="0in" fo:margin-top="0in" fo:margin-bottom="0in" fo:line-height="100%" fo:orphans="2" fo:widows="2" fo:text-indent="0in" style:auto-text-indent="false" fo:padding="0in" fo:border="none"/>
      <style:text-properties fo:font-variant="normal" fo:text-transform="none" fo:color="#000000" style:font-name="Georgia" fo:font-size="10.5pt" fo:letter-spacing="normal" fo:font-style="normal" fo:font-weight="normal" style:font-size-asian="10.5pt" style:font-size-complex="10.5pt"/>
    </style:style>
    <style:style style:name="P5" style:family="paragraph" style:parent-style-name="Text_20_body">
      <style:paragraph-properties fo:margin-left="0in" fo:margin-right="0in" fo:margin-top="0in" fo:margin-bottom="0in" fo:line-height="120%" fo:orphans="2" fo:widows="2" fo:text-indent="0in" style:auto-text-indent="false" fo:padding="0in" fo:border="none"/>
      <style:text-properties fo:color="#000000"/>
    </style:style>
    <style:style style:name="P6" style:family="paragraph" style:parent-style-name="Text_20_body">
      <style:paragraph-properties fo:margin-left="0in" fo:margin-right="0in" fo:margin-top="0in" fo:margin-bottom="0in" fo:line-height="120%" fo:orphans="2" fo:widows="2" fo:text-indent="0in" style:auto-text-indent="false" fo:padding="0in" fo:border="none"/>
    </style:style>
    <style:style style:name="P7" style:family="paragraph" style:parent-style-name="Text_20_body">
      <style:paragraph-properties fo:margin-left="0in" fo:margin-right="0in" fo:margin-top="0in" fo:margin-bottom="0in" fo:line-height="100%" fo:orphans="2" fo:widows="2" fo:text-indent="0in" style:auto-text-indent="false" fo:padding="0in" fo:border="none"/>
    </style:style>
    <style:style style:name="P8"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9"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10" style:family="paragraph" style:parent-style-name="Standard">
      <style:paragraph-properties fo:margin-left="0in" fo:margin-right="0in" fo:margin-top="0in" fo:margin-bottom="0in" fo:line-height="100%" fo:text-indent="0in" style:auto-text-indent="false"/>
    </style:style>
    <style:style style:name="P11" style:family="paragraph" style:parent-style-name="Standard">
      <style:paragraph-properties fo:margin-left="0in" fo:margin-right="0in" fo:margin-top="0in" fo:margin-bottom="0in" fo:line-height="100%" fo:text-indent="0in" style:auto-text-indent="false"/>
      <style:text-properties fo:color="#000000" style:font-name="Georgia" fo:font-size="10.5pt" style:font-size-asian="10.5pt" style:font-size-complex="10.5pt"/>
    </style:style>
    <style:style style:name="P12" style:family="paragraph" style:parent-style-name="Standard">
      <style:paragraph-properties fo:margin-top="0in" fo:margin-bottom="0in" fo:line-height="100%"/>
      <style:text-properties style:font-name="Georgia" fo:font-size="10.5pt" style:font-size-asian="10.5pt" style:font-size-complex="10.5pt"/>
    </style:style>
    <style:style style:name="P13" style:family="paragraph" style:parent-style-name="Standard">
      <style:paragraph-properties fo:margin-top="0in" fo:margin-bottom="0in" fo:line-height="100%"/>
      <style:text-properties fo:color="#000000" style:font-name="Georgia" fo:font-size="10.5pt" style:font-size-asian="10.5pt" style:font-size-complex="10.5pt"/>
    </style:style>
    <style:style style:name="P14" style:family="paragraph" style:parent-style-name="No_20_Spacing">
      <style:paragraph-properties fo:line-height="100%"/>
      <style:text-properties style:font-name="Georgia" fo:font-size="14pt" style:font-size-asian="14pt" style:font-name-complex="Times New Roman1" style:font-size-complex="14pt"/>
    </style:style>
    <style:style style:name="P15" style:family="paragraph" style:parent-style-name="No_20_Spacing">
      <style:paragraph-properties fo:margin-left="0in" fo:margin-right="0in" fo:line-height="100%" fo:text-indent="0in" style:auto-text-indent="false"/>
      <style:text-properties style:font-name="Georgia" fo:font-size="10.5pt" style:font-size-asian="10.5pt" style:font-name-complex="Times New Roman1" style:font-size-complex="10.5pt"/>
    </style:style>
    <style:style style:name="P16" style:family="paragraph" style:parent-style-name="No_20_Spacing">
      <style:paragraph-properties fo:margin-left="0in" fo:margin-right="0in" fo:line-height="100%" fo:text-indent="0in" style:auto-text-indent="false"/>
      <style:text-properties style:font-name="Georgia" fo:font-size="10.5pt" style:font-size-asian="10.5pt" style:font-size-complex="10.5pt"/>
    </style:style>
    <style:style style:name="P17" style:family="paragraph" style:parent-style-name="No_20_Spacing" style:master-page-name="Standard">
      <style:paragraph-properties fo:text-align="center" style:justify-single-word="false" style:page-number="auto"/>
      <style:text-properties style:font-name="Georgia" fo:font-size="14pt" fo:font-weight="bold" style:font-size-asian="14pt" style:font-weight-asian="bold" style:font-name-complex="Times New Roman1" style:font-size-complex="14pt" style:font-weight-complex="bold"/>
    </style:style>
    <style:style style:name="P18" style:family="paragraph" style:parent-style-name="Heading_20_3">
      <style:paragraph-properties fo:margin-left="0in" fo:margin-right="0in" fo:margin-top="0in" fo:margin-bottom="0in" fo:line-height="100%" fo:orphans="2" fo:widows="2" fo:text-indent="0in" style:auto-text-indent="false" fo:padding="0in" fo:border="none"/>
      <style:text-properties fo:color="#000000" style:font-name="Georgia" fo:font-size="10.5pt" style:font-size-asian="10.5pt" style:font-size-complex="10.5pt"/>
    </style:style>
    <style:style style:name="P19" style:family="paragraph" style:parent-style-name="Heading_20_3">
      <style:paragraph-properties fo:margin-left="0in" fo:margin-right="0in" fo:margin-top="0in" fo:margin-bottom="0in" fo:line-height="100%" fo:orphans="2" fo:widows="2" fo:text-indent="0in" style:auto-text-indent="false" fo:padding="0in" fo:border="none"/>
      <style:text-properties fo:color="#000000" style:font-name="Georgia" fo:font-size="10.5pt" style:text-underline-style="none" style:font-size-asian="10.5pt" style:font-size-complex="10.5pt"/>
    </style:style>
    <style:style style:name="P20" style:family="paragraph" style:parent-style-name="Heading_20_3">
      <style:paragraph-properties fo:margin-left="0in" fo:margin-right="0in" fo:margin-top="0in" fo:margin-bottom="0in" fo:line-height="100%" fo:orphans="2" fo:widows="2" fo:text-indent="0in" style:auto-text-indent="false" fo:padding="0in" fo:border="none"/>
    </style:style>
    <style:style style:name="P21" style:family="paragraph" style:parent-style-name="Heading_20_3">
      <style:paragraph-properties fo:margin-top="0in" fo:margin-bottom="0in" fo:line-height="100%"/>
      <style:text-properties fo:font-variant="normal" fo:text-transform="none" fo:color="#000000" style:font-name="Georgia" fo:font-size="10.5pt" fo:letter-spacing="normal" fo:font-style="normal" fo:font-weight="bold" style:font-size-asian="10.5pt" style:font-size-complex="10.5pt"/>
    </style:style>
    <style:style style:name="P22" style:family="paragraph" style:parent-style-name="Heading_20_3">
      <style:paragraph-properties fo:margin-top="0in" fo:margin-bottom="0in" fo:line-height="100%"/>
    </style:style>
    <style:style style:name="P23" style:family="paragraph" style:parent-style-name="_5b_Normal_5d_">
      <style:paragraph-properties fo:margin-left="0in" fo:margin-right="0in" fo:margin-top="0in" fo:margin-bottom="0in" fo:line-height="100%" fo:orphans="2" fo:widows="2" fo:text-indent="0in" style:auto-text-indent="false" fo:padding="0in" fo:border="none"/>
      <style:text-properties fo:color="#000000" style:font-name="Georgia" fo:font-size="10.5pt" style:font-size-asian="10.5pt" style:font-size-complex="10.5pt"/>
    </style:style>
    <style:style style:name="P24" style:family="paragraph" style:parent-style-name="BODY">
      <style:paragraph-properties fo:margin-left="0in" fo:margin-right="0in" fo:margin-top="0in" fo:margin-bottom="0in" fo:line-height="100%" fo:orphans="2" fo:widows="2" fo:text-indent="0in" style:auto-text-indent="false" fo:padding="0in" fo:border="none"/>
      <style:text-properties fo:color="#000000" style:font-name="Georgia" fo:font-size="10.5pt" style:font-size-asian="10.5pt" style:font-size-complex="10.5pt"/>
    </style:style>
    <style:style style:name="P25" style:family="paragraph" style:parent-style-name="BODY">
      <style:paragraph-properties fo:margin-left="0in" fo:margin-right="0in" fo:margin-top="0in" fo:margin-bottom="0in" fo:line-height="100%" fo:orphans="2" fo:widows="2" fo:text-indent="0in" style:auto-text-indent="false" fo:padding="0in" fo:border="none"/>
    </style:style>
    <style:style style:name="T1" style:family="text">
      <style:text-properties fo:font-weight="bold" style:font-weight-asian="bold" style:font-name-complex="Times New Roman1"/>
    </style:style>
    <style:style style:name="T2" style:family="text">
      <style:text-properties style:font-name-complex="Times New Roman1"/>
    </style:style>
    <style:style style:name="T3" style:family="text">
      <style:text-properties fo:font-variant="normal" fo:text-transform="none" fo:color="#000000" style:font-name="Georgia" fo:font-size="10.5pt" fo:letter-spacing="normal" fo:font-style="normal" fo:font-weight="normal" style:font-size-asian="10.5pt" style:font-size-complex="10.5pt"/>
    </style:style>
    <style:style style:name="T4" style:family="text">
      <style:text-properties fo:font-variant="normal" fo:text-transform="none" fo:color="#000000" style:font-name="Georgia" fo:font-size="10.5pt" fo:letter-spacing="normal" fo:font-style="normal" style:text-underline-style="none" fo:font-weight="normal" style:font-size-asian="10.5pt" style:font-size-complex="10.5pt"/>
    </style:style>
    <style:style style:name="T5" style:family="text">
      <style:text-properties fo:font-variant="normal" fo:text-transform="none" fo:color="#000000" style:font-name="Georgia" fo:font-size="10.5pt" fo:letter-spacing="normal" fo:font-style="normal" style:text-underline-style="none" fo:font-weight="normal" style:font-size-asian="10.5pt" style:font-weight-asian="normal" style:font-size-complex="10.5pt" style:font-weight-complex="normal"/>
    </style:style>
    <style:style style:name="T6" style:family="text">
      <style:text-properties fo:font-variant="normal" fo:text-transform="none" fo:color="#000000" style:font-name="Georgia" fo:font-size="10.5pt" fo:letter-spacing="normal" fo:font-style="normal" style:text-underline-style="none" fo:font-weight="bold" style:font-size-asian="10.5pt" style:font-weight-asian="bold" style:font-size-complex="10.5pt" style:font-weight-complex="bold"/>
    </style:style>
    <style:style style:name="T7" style:family="text">
      <style:text-properties fo:font-variant="normal" fo:text-transform="none" fo:color="#000000" style:font-name="Georgia" fo:font-size="10.5pt" fo:letter-spacing="normal" fo:font-style="normal" style:text-underline-style="none" fo:font-weight="bold" style:font-size-asian="10.5pt" style:font-size-complex="10.5pt"/>
    </style:style>
    <style:style style:name="T8" style:family="text">
      <style:text-properties fo:font-variant="normal" fo:text-transform="none" fo:color="#000000" style:font-name="Georgia" fo:font-size="10.5pt" fo:letter-spacing="normal" fo:font-style="normal" fo:font-weight="bold" style:font-size-asian="10.5pt" style:font-weight-asian="bold" style:font-size-complex="10.5pt" style:font-weight-complex="bold"/>
    </style:style>
    <style:style style:name="T9" style:family="text">
      <style:text-properties fo:font-variant="normal" fo:text-transform="none" fo:color="#000000" style:font-name="Georgia" fo:font-size="10.5pt" fo:letter-spacing="normal" fo:font-style="normal" fo:font-weight="bold" style:font-size-asian="10.5pt" style:font-size-complex="10.5pt"/>
    </style:style>
    <style:style style:name="T10" style:family="text">
      <style:text-properties fo:font-variant="normal" fo:text-transform="none" fo:color="#000000" style:font-name="Georgia" fo:font-size="10.5pt" fo:letter-spacing="normal" fo:language="none" fo:country="none" fo:font-style="normal" fo:font-weight="normal" style:font-name-asian="Georgia" style:font-size-asian="10.5pt" style:language-asian="none" style:country-asian="none" style:font-name-complex="Georgia" style:font-size-complex="10.5pt" style:language-complex="none" style:country-complex="none"/>
    </style:style>
    <style:style style:name="T11" style:family="text">
      <style:text-properties fo:font-variant="normal" fo:text-transform="none" fo:color="#000000" style:font-name="Georgia" fo:font-size="10.5pt" fo:letter-spacing="normal" fo:language="none" fo:country="none" fo:font-style="normal" fo:font-weight="bold" style:font-name-asian="Georgia" style:font-size-asian="10.5pt" style:language-asian="none" style:country-asian="none" style:font-name-complex="Georgia" style:font-size-complex="10.5pt" style:language-complex="none" style:country-complex="none"/>
    </style:style>
    <style:style style:name="T12" style:family="text">
      <style:text-properties fo:font-variant="normal" fo:text-transform="none" fo:color="#000000" style:font-name="Georgia" fo:font-size="10.5pt" fo:letter-spacing="normal" fo:language="none" fo:country="none" fo:font-style="normal" fo:font-weight="bold"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13" style:family="text">
      <style:text-properties fo:font-variant="normal" fo:text-transform="none" fo:color="#000000" style:text-line-through-style="none" style:font-name="Georgia" fo:font-size="10.5pt" fo:letter-spacing="normal" fo:font-style="normal" style:text-underline-style="none" fo:font-weight="normal" style:text-blinking="false" style:font-size-asian="10.5pt" style:font-size-complex="10.5pt"/>
    </style:style>
    <style:style style:name="T14" style:family="text">
      <style:text-properties fo:font-variant="normal" fo:text-transform="none" fo:color="#000000" style:text-line-through-style="none" style:font-name="Georgia" fo:font-size="10.5pt" fo:letter-spacing="normal" fo:font-style="normal" style:text-underline-style="none" fo:font-weight="normal" style:text-blinking="false" style:font-size-asian="10.5pt" style:font-weight-asian="normal" style:font-size-complex="10.5pt" style:font-weight-complex="normal"/>
    </style:style>
    <style:style style:name="T15" style:family="text">
      <style:text-properties fo:font-variant="normal" fo:text-transform="none" fo:color="#000000" style:font-name="Georgia" fo:font-size="10.5pt" fo:letter-spacing="normal" fo:language="none" fo:country="none" fo:font-style="normal" style:text-underline-style="none" fo:font-weight="normal" style:font-name-asian="Georgia" style:font-size-asian="10.5pt" style:language-asian="none" style:country-asian="none" style:font-name-complex="Georgia" style:font-size-complex="10.5pt" style:language-complex="none" style:country-complex="none"/>
    </style:style>
    <style:style style:name="T16" style:family="text">
      <style:text-properties fo:font-variant="normal" fo:text-transform="none" fo:color="#000000" style:font-name="Georgia" fo:font-size="10.5pt" fo:letter-spacing="normal" fo:language="none" fo:country="none" fo:font-style="normal" style:text-underline-style="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7" style:family="text">
      <style:text-properties fo:font-variant="normal" fo:text-transform="none" fo:color="#000000" style:font-name="Georgia" fo:font-size="10.5pt" fo:letter-spacing="normal" fo:language="none" fo:country="none" fo:font-style="normal" fo:font-weight="normal" style:font-name-asian="Georgia" style:font-size-asian="10.5pt" style:language-asian="none" style:country-asian="none" style:font-name-complex="Georgia" style:font-size-complex="10.5pt" style:language-complex="none" style:country-complex="none"/>
    </style:style>
    <style:style style:name="T18" style:family="text">
      <style:text-properties fo:font-variant="normal" fo:text-transform="none" fo:color="#000000" style:font-name="Georgia" fo:font-size="10.5pt" fo:letter-spacing="normal" fo:language="none" fo:country="none" fo:font-style="normal"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9" style:family="text">
      <style:text-properties fo:font-variant="normal" fo:text-transform="none" fo:color="#000000" style:font-name="Georgia" fo:font-size="10.5pt" fo:letter-spacing="normal" fo:language="none" fo:country="none" fo:font-style="italic" style:text-underline-style="none" fo:font-weight="normal" style:font-name-asian="Georgia" style:font-size-asian="10.5pt" style:language-asian="none" style:country-asian="none" style:font-style-asian="italic" style:font-weight-asian="normal" style:font-name-complex="Georgia" style:font-size-complex="10.5pt" style:language-complex="none" style:country-complex="none" style:font-style-complex="italic" style:font-weight-complex="normal"/>
    </style:style>
    <style:style style:name="T20" style:family="text">
      <style:text-properties fo:font-variant="normal" fo:text-transform="none" style:font-name="Georgia" fo:font-size="10.5pt" fo:letter-spacing="normal" fo:font-style="normal" fo:font-weight="normal" style:font-size-asian="10.5pt" style:font-size-complex="10.5pt"/>
    </style:style>
    <style:style style:name="T21" style:family="text">
      <style:text-properties fo:font-variant="normal" fo:text-transform="none" style:text-line-through-style="none" style:font-name="Georgia" fo:font-size="10.5pt" fo:letter-spacing="normal" fo:font-style="normal" style:text-underline-style="none" fo:font-weight="normal" style:text-blinking="false" style:font-size-asian="10.5pt" style:font-size-complex="10.5pt"/>
    </style:style>
    <style:style style:name="T22" style:family="text">
      <style:text-properties fo:font-variant="normal" fo:text-transform="none" fo:letter-spacing="normal" fo:font-style="normal" fo:font-weight="bold"/>
    </style:style>
    <style:style style:name="T23" style:family="text">
      <style:text-properties fo:font-variant="normal" fo:text-transform="none" fo:letter-spacing="normal" fo:font-style="normal" fo:font-weight="bold" style:font-weight-asian="bold" style:font-weight-complex="bold"/>
    </style:style>
    <style:style style:name="T24" style:family="text">
      <style:text-properties fo:font-variant="normal" fo:text-transform="none" fo:letter-spacing="normal" fo:font-style="normal" fo:font-weight="normal" style:font-weight-asian="normal" style:font-weight-complex="normal"/>
    </style:style>
    <style:style style:name="T25" style:family="text">
      <style:text-properties fo:font-variant="normal" fo:text-transform="none" fo:letter-spacing="normal" fo:language="none" fo:country="none" fo:font-style="normal" fo:font-weight="normal" style:font-name-asian="Georgia" style:language-asian="none" style:country-asian="none" style:font-weight-asian="normal" style:font-name-complex="Georgia" style:language-complex="none" style:country-complex="none" style:font-weight-complex="normal"/>
    </style:style>
    <style:style style:name="T26" style:family="text">
      <style:text-properties fo:font-variant="normal" fo:text-transform="none" fo:color="#111111" style:text-line-through-style="none" style:font-name="Georgia" fo:font-size="10.5pt" fo:letter-spacing="normal" fo:font-style="normal" style:text-underline-style="none" fo:font-weight="normal" style:text-blinking="false" style:font-size-asian="10.5pt" style:font-size-complex="10.5pt"/>
    </style:style>
    <style:style style:name="T27" style:family="text">
      <style:text-properties fo:font-variant="normal" fo:text-transform="none" fo:color="#111111" style:font-name="Georgia" fo:font-size="10.5pt" fo:letter-spacing="normal" fo:font-style="normal" fo:font-weight="normal" style:font-size-asian="10.5pt" style:font-size-complex="10.5pt"/>
    </style:style>
    <style:style style:name="T28" style:family="text">
      <style:text-properties fo:font-variant="normal" fo:text-transform="none" fo:color="#111111" style:font-name="Georgia" fo:font-size="10.5pt" fo:letter-spacing="normal" fo:language="none" fo:country="none" fo:font-style="normal" fo:font-weight="normal" style:font-name-asian="Georgia" style:font-size-asian="10.5pt" style:language-asian="none" style:country-asian="none" style:font-name-complex="Georgia" style:font-size-complex="10.5pt" style:language-complex="none" style:country-complex="none"/>
    </style:style>
    <style:style style:name="T29" style:family="text">
      <style:text-properties fo:font-variant="normal" fo:text-transform="none" fo:color="#111111" style:font-name="Georgia" fo:font-size="10.5pt" fo:letter-spacing="normal" fo:language="none" fo:country="none" fo:font-style="italic" fo:font-weight="normal"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30" style:family="text">
      <style:text-properties style:font-name="Georgia" fo:font-size="10.5pt" fo:font-weight="bold" style:font-size-asian="10.5pt" style:font-weight-asian="bold" style:font-name-complex="Times New Roman1" style:font-size-complex="10.5pt"/>
    </style:style>
    <style:style style:name="T31"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32" style:family="text">
      <style:text-properties fo:color="#208080" style:font-name="Georgia" fo:font-size="12pt" fo:language="none" fo:country="none" style:font-name-asian="Georgia" style:font-size-asian="12pt" style:language-asian="none" style:country-asian="none" style:font-name-complex="Georgia" style:font-size-complex="12pt" style:language-complex="none" style:country-complex="none"/>
    </style:style>
    <style:style style:name="T33" style:family="text">
      <style:text-properties fo:color="#208080" style:font-name="Georgia" fo:language="none" fo:country="none" style:font-name-asian="Georgia" style:language-asian="none" style:country-asian="none" style:font-name-complex="Georgia" style:language-complex="none" style:country-complex="none"/>
    </style:style>
    <style:style style:name="T34" style:family="text">
      <style:text-properties fo:color="#20808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35" style:family="text">
      <style:text-properties style:font-name="Georgia" fo:font-size="12pt" fo:language="none" fo:country="none" style:font-name-asian="Georgia" style:font-size-asian="12pt" style:language-asian="none" style:country-asian="none" style:font-name-complex="Georgia" style:font-size-complex="12pt" style:language-complex="none" style:country-complex="none"/>
    </style:style>
    <style:style style:name="T36" style:family="text">
      <style:text-properties style:font-name="Georgia" fo:language="none" fo:country="none" style:font-name-asian="Georgia" style:language-asian="none" style:country-asian="none" style:font-name-complex="Georgia" style:language-complex="none" style:country-complex="none"/>
    </style:style>
    <style:style style:name="T37"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38" style:family="text">
      <style:text-properties fo:color="#bf303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39" style:family="text">
      <style:text-properties fo:color="#bf3030" style:font-name="Georgia" fo:language="none" fo:country="none" style:font-name-asian="Georgia" style:language-asian="none" style:country-asian="none" style:font-name-complex="Georgia" style:language-complex="none" style:country-complex="none"/>
    </style:style>
    <style:style style:name="T40" style:family="text">
      <style:text-properties fo:color="#000000" style:font-name="Georgia" fo:font-size="10.5pt" fo:font-weight="bold" style:font-size-asian="10.5pt" style:font-weight-asian="bold" style:font-name-complex="Times New Roman1" style:font-size-complex="10.5pt"/>
    </style:style>
    <style:style style:name="T41" style:family="text">
      <style:text-properties fo:color="#000000" style:font-name="Georgia" fo:font-size="10.5pt" style:font-size-asian="10.5pt" style:font-name-complex="Times New Roman1" style:font-size-complex="10.5pt"/>
    </style:style>
    <style:style style:name="T42"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43" style:family="text">
      <style:text-properties fo:color="#000000" style:font-name="Georgia" fo:font-size="10.5pt" fo:language="none" fo:country="none" fo:font-weight="normal" style:font-name-asian="Georgia" style:font-size-asian="10.5pt" style:language-asian="none" style:country-asian="none" style:font-name-complex="Georgia" style:font-size-complex="10.5pt" style:language-complex="none" style:country-complex="none"/>
    </style:style>
    <style:style style:name="T44"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45" style:family="text">
      <style:text-properties fo:color="#000000" style:font-name="Georgia" fo:font-size="10.5pt" fo:language="none" fo:country="none" fo:font-style="italic" fo:font-weight="normal" style:font-name-asian="Georgia" style:font-size-asian="10.5pt" style:language-asian="none" style:country-asian="none" style:font-style-asian="italic" style:font-weight-asian="normal" style:font-name-complex="Georgia" style:font-size-complex="10.5pt" style:language-complex="none" style:country-complex="none" style:font-style-complex="italic" style:font-weight-complex="normal"/>
    </style:style>
    <style:style style:name="T46"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47" style:family="text">
      <style:text-properties fo:color="#000000"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48" style:family="text">
      <style:text-properties fo:color="#000000" style:font-name="Georgia" fo:font-size="10.5pt" fo:language="none" fo:country="none" fo:font-style="italic" fo:font-weight="normal" style:font-name-asian="Georgia" style:font-size-asian="10.5pt" style:language-asian="none" style:country-asian="none" style:font-style-asian="italic" style:font-weight-asian="normal" style:font-name-complex="Georgia" style:font-size-complex="10.5pt" style:language-complex="none" style:country-complex="none" style:font-style-complex="italic" style:font-weight-complex="normal"/>
    </style:style>
    <style:style style:name="T49"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50" style:family="text">
      <style:text-properties fo:color="#111111"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51" style:family="text">
      <style:text-properties fo:language="none" fo:country="none" fo:font-style="italic" fo:font-weight="normal" style:font-name-asian="Georgia" style:language-asian="none" style:country-asian="none" style:font-style-asian="italic" style:font-weight-asian="normal" style:font-name-complex="Georgia" style:language-complex="none" style:country-complex="none" style:font-style-complex="italic" style:font-weight-complex="normal"/>
    </style:style>
    <style:style style:name="T52" style:family="text">
      <style:text-properties fo:language="none" fo:country="none" fo:font-weight="normal" style:font-name-asian="Georgia" style:language-asian="none" style:country-asian="none" style:font-weight-asian="normal" style:font-name-complex="Georgia" style:language-complex="none" style:country-complex="none" style:font-weight-complex="normal"/>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Rapture or Second Coming</text:p>
      <text:p text:style-name="P14"/>
      <text:p text:style-name="P16"><text:span text:style-name="T1">Read:</text:span><text:span text:style-name="T2"> I Corinthians 15:50-52; I Thessalonians 4:13-18; Revelation 1:7</text:span></text:p>
      <text:p text:style-name="P15"/>
      <text:p text:style-name="P10"><text:span text:style-name="T30">Text</text:span><text:span text:style-name="T40">:</text:span><text:span text:style-name="T41"> </text:span><text:span text:style-name="T42">Luke 12:40 “Be ye therefore ready also: for the Son of man cometh at an hour when ye think not.”</text:span></text:p>
      <text:p text:style-name="P11"><text:span text:style-name="T2"/></text:p>
      <text:h text:style-name="P8" text:outline-level="3"><text:span text:style-name="T1">Introduction:</text:span><text:span text:style-name="T2"> Does the study of the end times confuse you at all? Have you ever wondered why there are so many differing ideas of how the rapture of the church will occur? Will the rapture occur before the trib-ulation, during the tribulation or after the tribulation? Will it happen in the twinkling of an eye or will every eye see Him return? The events described seem to be different based on which scripture we read. Is there one Rapture also known as the second coming of Christ or are these two separate events?</text:span></text:h>
      <text:h text:style-name="P9" text:outline-level="3"><text:span text:style-name="T2"><text:s text:c="2"/>I want to show you, from the scriptures, that there are two separate events. The first is the rapture of the Church and the second is Christ coming for His covenant people (The Jewish believers saved during the tribulation period).</text:span></text:h>
      <text:p text:style-name="P12"/>
      <text:p text:style-name="P1"><text:span text:style-name="T3"><text:s text:c="2"/></text:span><text:span text:style-name="T8">The </text:span><text:span text:style-name="Strong_20_Emphasis"><text:span text:style-name="T8">Rapture </text:span></text:span><text:span text:style-name="T8">will occur</text:span><text:span text:style-name="T3"> when </text:span><text:a xlink:type="simple" xlink:href="https://www.thoughtco.com/profile-of-jesus-christ-701089" text:style-name="Internet_20_link" text:visited-style-name="Visited_20_Internet_20_Link"><text:span text:style-name="T26">Jesus </text:span></text:a><text:span text:style-name="Strong_20_Emphasis"><text:span text:style-name="T3">returns for his church</text:span></text:span><text:span text:style-name="T3">. This is when all true believers in Christ will be taken from the earth by God into </text:span><text:span text:style-name="T4">heaven (1 Corinthians 15:51–52; 1 Thessalonians 4:16–17).</text:span></text:p>
      <text:p text:style-name="P2"><text:span text:style-name="T4"><text:s text:c="2"/></text:span><text:span text:style-name="T6">The Second coming will happen</text:span><text:span text:style-name="T4"> when Jesus returns with His church to defeat the antichrist, overthrow evil and to establish His thousand year reign on the earth. (Revelation 19:11–16).</text:span></text:p>
      <text:p text:style-name="P2"><text:span text:style-name="T4"/></text:p>
      <text:h text:style-name="P19" text:outline-level="3"><text:bookmark text:name="comparing-the-rapture-and-the-second-coming-of-christ"/><text:bookmark text:name="mntl-sc-block_1-0-4"/><text:span text:style-name="T24"><text:s text:c="2"/></text:span><text:span text:style-name="T23">Comparing the Rapture and the Second Coming of Christ</text:span></text:h>
      <text:section text:style-name="Sect1" text:name="mntl-sc-block_1-0-5">
        <text:p text:style-name="P7"><text:span text:style-name="T5"><text:s text:c="2"/>In the study of </text:span><text:a xlink:type="simple" xlink:href="https://www.thoughtco.com/what-is-eschatology-700642" text:style-name="Internet_20_link" text:visited-style-name="Visited_20_Internet_20_Link"><text:span text:style-name="T14">Eschatology</text:span></text:a><text:span text:style-name="T5">, these two events are often confused because</text:span><text:span text:style-name="T3"> they are similar. Both happen during end times and both describe a return of Christ. Yet there are important differences to discern. Let's </text:span><text:span text:style-name="T4">compare the Rapture and the Second Coming of Christ.</text:span></text:p>
      </text:section>
      <text:h text:style-name="P19" text:outline-level="3"><text:bookmark text:name="1-meeting-in-the-air-versus-returning-with-him"/><text:bookmark text:name="mntl-sc-block_1-0-7"/><text:span text:style-name="T22">1) Meeting in the Air </text:span></text:h>
      <text:section text:style-name="Sect1" text:name="mntl-sc-block_1-0-8">
        <text:p text:style-name="P7"><text:span text:style-name="T4"><text:s text:c="2"/>In the </text:span><text:span text:style-name="Strong_20_Emphasis"><text:span text:style-name="T4">Rapture</text:span></text:span><text:span text:style-name="T4">, believers meet the Lord in the air: I Thessalonians</text:span><text:span text:style-name="T15"> 4:16-17 “For the Lord himself shall descend from heaven with a shout, with the voice of the archangel, and with the trump of God: and the dead in Christ shall rise first: </text:span><text:span text:style-name="T42">Then we which are alive </text:span><text:span text:style-name="T47">and</text:span><text:span text:style-name="T42"> remain shall be caught up together with them in the clouds, to meet the Lord in the air: and so shall we ever be with the Lord.</text:span></text:p>
      </text:section>
      <text:section text:style-name="Sect1" text:name="mntl-sc-block_1-0-12">
        <text:p text:style-name="P7"><text:span text:style-name="T8">2)</text:span><text:span text:style-name="T3"> </text:span><text:span text:style-name="T7">Returning with Him</text:span></text:p>
        <text:p text:style-name="P25"><text:span text:style-name="T16">Rev. 19:14 “And the armies </text:span><text:span text:style-name="T19">which were</text:span><text:span text:style-name="T16"> in heaven followed him upon white horses, clothed in fine linen, white and clean.”</text:span></text:p>
      </text:section>
      <text:h text:style-name="P21" text:outline-level="3">3) Before Tribulation </text:h>
      <text:section text:style-name="Sect1" text:name="mntl-sc-block_1-0-17">
        <text:p text:style-name="P7"><text:span text:style-name="T3"><text:s text:c="2"/>The Tribulation is a future seven-year period when God will complete his discipline of Israel and final judgment upon the unbelieving citizens of the world. The </text:span><text:span text:style-name="Strong_20_Emphasis"><text:span text:style-name="T3">Rapture </text:span></text:span><text:span text:style-name="T3">will happen before the </text:span><text:a xlink:type="simple" xlink:href="https://www.thoughtco.com/what-is-the-tribulation-700653" text:style-name="Internet_20_link" text:visited-style-name="Visited_20_Internet_20_Link"><text:span text:style-name="T13">Tribulation</text:span></text:a><text:span text:style-name="T3">: I Thes.</text:span><text:span text:style-name="T10"> 5:9 “For God hath not appointed us to wrath, but to obtain salvation by our Lord Jesus Christ.” Rev. 3:10 “Because thou hast kept the word of my patience, I also will keep thee from the hour of temptation, which shall come upon all the world, to try them that dwell upon the earth.”</text:span></text:p>
      </text:section>
      <text:section text:style-name="Sect1" text:name="mntl-sc-block_1-0-21">
        <text:p text:style-name="P7"><text:span text:style-name="T8">4)</text:span><text:span text:style-name="T3"> </text:span><text:span text:style-name="T9">After Tribulation</text:span></text:p>
        <text:p text:style-name="P24"><text:span text:style-name="T25"><text:s text:c="2"/>Rev 19:17-18 “And I saw an angel standing in the sun; and he cried with a loud voice, saying to all the fowls that fly in the midst of heaven, Come and gather yourselves together unto the supper of the great God; </text:span><text:span text:style-name="T52">That ye may eat the flesh of kings, and the flesh of captains, and the flesh of mighty men, and the flesh of horses, and of them that sit on them, and the flesh of all </text:span><text:span text:style-name="T51">men, both</text:span><text:span text:style-name="T52"> free and bond, both small and great.”</text:span></text:p>
        <text:p text:style-name="P23"><text:span text:style-name="T52"/></text:p>
      </text:section>
      <text:h text:style-name="P18" text:outline-level="3"><text:span text:style-name="T22">5) Deliverance </text:span></text:h>
      <text:h text:style-name="P20" text:outline-level="3"><text:span text:style-name="T9"><text:s text:c="2"/></text:span><text:span text:style-name="T3">In the </text:span><text:span text:style-name="Strong_20_Emphasis"><text:span text:style-name="T3">Rapture </text:span></text:span><text:span text:style-name="T3">believers are taken from the earth by God as an act of deliverance: I </text:span><text:span text:style-name="T10">Thes. 4:16-17 “For the Lord himself shall descend from heaven with a shout, with the voice of the archangel, and with the trump of God: and the dead in Christ shall rise first: </text:span><text:span text:style-name="T44">Then we which are alive </text:span><text:span text:style-name="T45">and</text:span><text:span text:style-name="T44"> remain shall be caught up together with them in the clouds, to meet the Lord in the air: and so shall we ever be with the Lord.” I Thes. 5:9 “For God hath not appointed us to wrath, but to obtain salvation by our Lord Jesus Christ.”</text:span></text:h>
      <text:p text:style-name="P7"><text:span text:style-name="T8">6) </text:span><text:span text:style-name="T9">Judgment</text:span></text:p>
      <text:p text:style-name="P7"><text:span text:style-name="T9"><text:s text:c="2"/></text:span><text:span text:style-name="T3">In the </text:span><text:span text:style-name="Strong_20_Emphasis"><text:span text:style-name="T3">Second Coming </text:span></text:span><text:span text:style-name="T3">unbelievers are removed from the earth by God as an act of judgment: </text:span><text:span text:style-name="T18">Rev. 9:15-18 “And the four angels were loosed, which were prepared for an hour, and a day, and a month, and a year, for to slay the third part of men. </text:span><text:span text:style-name="T44">And the number of the army of the horsemen </text:span><text:span text:style-name="T45">were</text:span><text:span text:style-name="T44"> two hundred thousand thousand: and I heard the number of them. And thus I saw the horses in the vision, and them that sat on them, having breastplates of fire, and of jacinth, and brimstone: and the heads of the horses </text:span><text:span text:style-name="T45">were</text:span><text:span text:style-name="T44"> as the heads of lions; and out of their mouths issued fire and smoke and brimstone. By these three was the third part of men killed, by the fire, and by the smoke, and by the brimstone, which issued out of their mouths.” Rev. 19:19-21 “And I saw the beast, and the kings of the earth, and their armies, gathered together to make war against him that sat on the horse, and against his army. </text:span><text:span text:style-name="T42">And the beast was taken, and with him the false prophet that wrought miracles before him, with which he deceived them that had received the mark of the beast, and them that worshipped his image. These both were cast alive into a lake of fire burn-ing with brimstone. And the remnant were slain with the sword of him that sat upon the horse, which </text:span><text:span text:style-name="T47">sword</text:span><text:span text:style-name="T42"> proceeded out of his mouth: and all the fowls were filled with their flesh.”</text:span></text:p>
      <text:h text:style-name="P22" text:outline-level="3"><text:soft-page-break/><text:span text:style-name="T9">7) Hidden </text:span></text:h>
      <text:h text:style-name="P22" text:outline-level="3"><text:span text:style-name="T9"><text:s text:c="2"/></text:span><text:span text:style-name="T3">The </text:span><text:span text:style-name="Strong_20_Emphasis"><text:span text:style-name="T3">Rapture</text:span></text:span><text:span text:style-name="T3">, will be an instantaneous, hidden event: I </text:span><text:span text:style-name="T43">Cor. 15:52 “In a moment, in the twinkling of an eye, at the last trump: for the trumpet shall sound, and the dead shall be raised incorruptible, and we shall be changed.”</text:span></text:h>
      <text:p text:style-name="P2"><text:span text:style-name="T8">8) </text:span><text:span text:style-name="T3"><text:s/></text:span><text:span text:style-name="T9">Seen by All</text:span></text:p>
      <text:p text:style-name="P2"><text:span text:style-name="T9"><text:s text:c="2"/></text:span><text:span text:style-name="T3">The </text:span><text:span text:style-name="Strong_20_Emphasis"><text:span text:style-name="T3">Second Coming</text:span></text:span><text:span text:style-name="T3"> will be seen by everyone: </text:span><text:span text:style-name="T10">Rev. 1:7 “Behold, he cometh with clouds; and every eye shall see him...”</text:span></text:p>
      <text:p text:style-name="P2"><text:span text:style-name="T10"/></text:p>
      <text:h text:style-name="P20" text:outline-level="3"><text:span text:style-name="T9">9) At Any Moment </text:span></text:h>
      <text:h text:style-name="P20" text:outline-level="3"><text:span text:style-name="T9"><text:s text:c="2"/></text:span><text:span text:style-name="T3">The </text:span><text:span text:style-name="Strong_20_Emphasis"><text:span text:style-name="T3">Rapture </text:span></text:span><text:span text:style-name="T3">could happen at any moment: </text:span><text:span text:style-name="T10">Titus 2:13 “Looking for that blessed hope, and the glorious appearing of the great God and our Savior Jesus Christ.” I Thes. 4:16-17 “For the Lord himself shall descend from heaven with a shout, with the voice of the archangel, and with the trump of God: and the dead in Christ shall rise first: </text:span><text:span text:style-name="T42"><text:s/></text:span><text:span text:style-name="T44">Then we which are alive </text:span><text:span text:style-name="T45">and</text:span><text:span text:style-name="T44"> remain shall be caught up together with them in the clouds, to meet the Lord in the air: and so shall we ever be with the Lord.”</text:span></text:h>
      <text:p text:style-name="P7"><text:span text:style-name="T12">10)</text:span><text:span text:style-name="T10"> <text:s/></text:span><text:span text:style-name="T11">Only After Certain Events</text:span></text:p>
      <text:p text:style-name="P7"><text:span text:style-name="T3"><text:s text:c="2"/>The Second coming can only come following specific events prophesied in the Bible.</text:span><text:span text:style-name="T27"> II </text:span><text:span text:style-name="T28">Thes. 2:3-4 “Let no man deceive you by any means: for </text:span><text:span text:style-name="T29">that day shall not come,</text:span><text:span text:style-name="T28"> except there come a falling away first, and that man of sin be revealed, the son of perdition; </text:span><text:span text:style-name="T50">Who opposeth and exalteth himself above all that is called God, or that is worshipped; so that he as God sitteth in the temple of God, shewing himself that he is God.” </text:span><text:span text:style-name="T42">Mat. 24:23-24 “Then if any man shall say unto you, Lo, here </text:span><text:span text:style-name="T47">is</text:span><text:span text:style-name="T42"> Christ, or there; believe </text:span><text:span text:style-name="T47">it</text:span><text:span text:style-name="T42"> not. <text:s/>For there shall arise false Christs, and false prophets, and shall shew great signs and wonders; insomuch that, if </text:span><text:span text:style-name="T47">it were</text:span><text:span text:style-name="T42"> possible, they shall deceive the very elect.” Mat 24:29-31 “Immediately after the tribulation of those days shall the sun be darkened, and the moon shall not give her light, and the stars shall fall from heaven, and the powers of the heavens shall be shaken: And then shall appear the sign of the Son of man in heaven: and then shall all the tribes of the earth mourn, and they shall see the Son of man coming in the clouds of heaven with power and great glory. And he shall send his angels with a great sound of a trumpet, and they shall gather together his elect from the four winds, from one end of heaven to the other.” Rev. 6:12-17 “And I beheld when he had opened the sixth seal, and, lo, there was a great earthquake; and the sun became black as sackcloth of hair, and the moon became as blood; And the stars of heaven fell unto the earth, even as a fig tree casteth her untimely figs, when she is shaken of a mighty wind. And the heaven departed as a scroll when it is rolled together; and every mountain and island were moved out of their places. And the kings of the earth, and the great men, and the rich men, and the chief captains, and the mighty men, and every bondman, and every free man, hid themselves in the dens and in the rocks of the mountains; And said to the mountains and rocks, Fall on us, and hide us from the face of him that sitteth on the throne, and from the wrath of the Lamb: For the great day of his wrath is come; and who shall be able to stand?”</text:span></text:p>
      <text:p text:style-name="P7"><text:span text:style-name="T42"/></text:p>
      <text:h text:style-name="P20" text:outline-level="3"><text:bookmark text:name="confused-just-live-each-day-well"/><text:bookmark text:name="mntl-sc-block_1-0-52"/><text:span text:style-name="T9">Confused? Just Live Each Day Well</text:span></text:h>
      <text:section text:style-name="Sect1" text:name="mntl-sc-block_1-0-53">
        <text:p text:style-name="P4">As is common in Christian theology, there are conflicting views regarding the Rapture and the Second Coming. One source of confusion over these two end times events stems from verses found in Matthew chapter 24. While speaking broadly about the end of the age, it's likely this chapter references both the Rapture and the Second Coming. It's important to note, the purpose of Christ's teaching here was to prepare believers for the end. He wanted his followers to be watchful, living each day as though his return was imminent. The message, in our text, is simply, "Be Ready."</text:p>
      </text:section>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1" svg:font-family="Georgia, Times, 'Times New Roman', serif"/>
    <style:font-face style:name="Lato" svg:font-family="Lato, HelveticaNeueBold, HelveticaNeue-Bold, 'Helvetica Neue Bold', HelveticaBold, Helvetica-Bold, 'Helvetica Bold', HelveticaNeue, 'Helvetica Neue', Helvetica, Arial, sans-serif"/>
    <style:font-face style:name="OpenSymbol" svg:font-family="OpenSymbol"/>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2</meta:editing-cycles>
    <meta:creation-date>2014-03-28T17:34:00</meta:creation-date>
    <dc:date>2019-03-30T17:06:09.59</dc:date>
    <meta:editing-duration>PT2H13M17S</meta:editing-duration>
    <meta:generator>OpenOffice/4.1.3$Win32 OpenOffice.org_project/413m1$Build-9783</meta:generator>
    <meta:printed-by>Joel Tice</meta:printed-by>
    <meta:print-date>2019-03-30T17:04:45.42</meta:print-date>
    <meta:document-statistic meta:table-count="0" meta:image-count="0" meta:object-count="0" meta:page-count="2" meta:paragraph-count="31" meta:word-count="1616" meta:character-count="871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